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2">
      <style:text-properties fo:font-style="normal"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Nom:</text:p>
          </table:table-cell>
          <table:table-cell table:style-name="ce2" office:value-type="string">
            <text:p>Marc </text:p>
          </table:table-cell>
          <table:table-cell table:style-name="ce2" office:value-type="string">
            <text:p>Morro</text:p>
          </table:table-cell>
          <table:table-cell table:style-name="ce2" office:value-type="string">
            <text:p>Cifre</text:p>
          </table:table-cell>
          <table:table-cell table:style-name="ce2" office:value-type="string">
            <text:p>DNI:</text:p>
          </table:table-cell>
          <table:table-cell table:style-name="ce2" office:value-type="string">
            <text:p>43178645 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Pràctica 1</text:p>
          </table:table-cell>
          <table:table-cell table:style-name="ce2" office:value-type="string">
            <text:p>Problema 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>
            <text:p>Distribució del consum de ciment (1997/2005)</text:p>
          </table:table-cell>
          <table:table-cell table:style-name="ce3" table:number-columns-repeated="3"/>
          <table:table-cell table:number-columns-repeated="5"/>
        </table:table-row>
        <table:table-row table:style-name="ro1">
          <table:table-cell office:value-type="string">
            <text:p>A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>
            <text:p>Any-mes</text:p>
          </table:table-cell>
          <table:table-cell table:style-name="ce4" office:value-type="string">
            <text:p>Consum Tm</text:p>
          </table:table-cell>
          <table:table-cell table:style-name="ce5"/>
          <table:table-cell office:value-type="string">
            <text:p>1)</text:p>
          </table:table-cell>
          <table:table-cell table:style-name="ce5" table:number-columns-repeated="3"/>
          <table:table-cell table:style-name="ce7"/>
          <table:table-cell/>
        </table:table-row>
        <table:table-row table:style-name="ro1">
          <table:table-cell/>
          <table:table-cell office:value-type="string">
            <text:p>1997M01</text:p>
          </table:table-cell>
          <table:table-cell office:value-type="float" office:value="58695">
            <text:p>586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7M02</text:p>
          </table:table-cell>
          <table:table-cell office:value-type="float" office:value="59830">
            <text:p>59830</text:p>
          </table:table-cell>
          <table:table-cell table:number-columns-repeated="2"/>
          <table:table-cell office:value-type="string">
            <text:p>Mínim</text:p>
          </table:table-cell>
          <table:table-cell table:formula="of:=MIN([.C8:.C115])" office:value-type="float" office:value="38378">
            <text:p>38378</text:p>
          </table:table-cell>
          <table:table-cell table:style-name="ce2" office:value-type="string">
            <text:p><text:s/></text:p>
          </table:table-cell>
          <table:table-cell table:style-name="ce8" office:value-type="string">
            <text:p>Diagrama de capsa</text:p>
          </table:table-cell>
          <table:table-cell table:style-name="ce9"/>
        </table:table-row>
        <table:table-row table:style-name="ro1">
          <table:table-cell/>
          <table:table-cell office:value-type="string">
            <text:p>1997M03</text:p>
          </table:table-cell>
          <table:table-cell office:value-type="float" office:value="61678">
            <text:p>61678</text:p>
          </table:table-cell>
          <table:table-cell table:number-columns-repeated="2"/>
          <table:table-cell office:value-type="string">
            <text:p>Màxim</text:p>
          </table:table-cell>
          <table:table-cell table:formula="of:=MAX([.C8:.C115])" office:value-type="float" office:value="135058">
            <text:p>13505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997M04</text:p>
          </table:table-cell>
          <table:table-cell office:value-type="float" office:value="64412">
            <text:p>64412</text:p>
          </table:table-cell>
          <table:table-cell table:number-columns-repeated="2"/>
          <table:table-cell office:value-type="string">
            <text:p>Rang</text:p>
          </table:table-cell>
          <table:table-cell table:formula="of:=[.G10]-[.G9]" office:value-type="float" office:value="96680">
            <text:p>96680</text:p>
          </table:table-cell>
          <table:table-cell/>
          <table:table-cell office:value-type="string">
            <text:p>Mediana</text:p>
          </table:table-cell>
          <table:table-cell table:formula="of:=MEDIAN([.C8:.C115])" office:value-type="float" office:value="80096.5">
            <text:p>80096,5</text:p>
          </table:table-cell>
        </table:table-row>
        <table:table-row table:style-name="ro1">
          <table:table-cell/>
          <table:table-cell office:value-type="string">
            <text:p>1997M05</text:p>
          </table:table-cell>
          <table:table-cell office:value-type="float" office:value="55203">
            <text:p>55203</text:p>
          </table:table-cell>
          <table:table-cell table:number-columns-repeated="2"/>
          <table:table-cell office:value-type="string">
            <text:p>1r Quartil</text:p>
          </table:table-cell>
          <table:table-cell table:formula="of:=QUARTILE([.C8:.C115];1)" office:value-type="float" office:value="66618">
            <text:p>66618</text:p>
          </table:table-cell>
          <table:table-cell/>
          <table:table-cell office:value-type="string">
            <text:p>1r Quartil</text:p>
          </table:table-cell>
          <table:table-cell table:formula="of:=[.G12]" office:value-type="float" office:value="66618">
            <text:p>66618</text:p>
          </table:table-cell>
        </table:table-row>
        <table:table-row table:style-name="ro1">
          <table:table-cell/>
          <table:table-cell office:value-type="string">
            <text:p>1997M06</text:p>
          </table:table-cell>
          <table:table-cell office:value-type="float" office:value="52310">
            <text:p>52310</text:p>
          </table:table-cell>
          <table:table-cell table:number-columns-repeated="2"/>
          <table:table-cell office:value-type="string">
            <text:p>3r Quartil</text:p>
          </table:table-cell>
          <table:table-cell table:formula="of:=QUARTILE([.C8:.C115];3)" office:value-type="float" office:value="90651.25">
            <text:p>90651,25</text:p>
          </table:table-cell>
          <table:table-cell/>
          <table:table-cell office:value-type="string">
            <text:p>3r Quartil</text:p>
          </table:table-cell>
          <table:table-cell table:formula="of:=[.G13]" office:value-type="float" office:value="90651.25">
            <text:p>90651,25</text:p>
          </table:table-cell>
        </table:table-row>
        <table:table-row table:style-name="ro1">
          <table:table-cell/>
          <table:table-cell office:value-type="string">
            <text:p>1997M07</text:p>
          </table:table-cell>
          <table:table-cell office:value-type="float" office:value="54165">
            <text:p>54165</text:p>
          </table:table-cell>
          <table:table-cell table:number-columns-repeated="2"/>
          <table:table-cell office:value-type="string">
            <text:p>RIC</text:p>
          </table:table-cell>
          <table:table-cell table:formula="of:=[.G13]-[.G12]" office:value-type="float" office:value="24033.25">
            <text:p>24033,25</text:p>
          </table:table-cell>
          <table:table-cell/>
          <table:table-cell office:value-type="string">
            <text:p>RIC</text:p>
          </table:table-cell>
          <table:table-cell table:formula="of:=[.G14]" office:value-type="float" office:value="24033.25">
            <text:p>24033,25</text:p>
          </table:table-cell>
        </table:table-row>
        <table:table-row table:style-name="ro1">
          <table:table-cell/>
          <table:table-cell office:value-type="string">
            <text:p>1997M08</text:p>
          </table:table-cell>
          <table:table-cell office:value-type="float" office:value="38378">
            <text:p>38378</text:p>
          </table:table-cell>
          <table:table-cell table:number-columns-repeated="5"/>
          <table:table-cell office:value-type="string">
            <text:p>LAS</text:p>
          </table:table-cell>
          <table:table-cell table:formula="of:=[.J13]+(1.5*[.J14])" office:value-type="float" office:value="126701.125">
            <text:p>126701,13</text:p>
          </table:table-cell>
        </table:table-row>
        <table:table-row table:style-name="ro1">
          <table:table-cell/>
          <table:table-cell office:value-type="string">
            <text:p>1997M09</text:p>
          </table:table-cell>
          <table:table-cell office:value-type="float" office:value="51711">
            <text:p>51711</text:p>
          </table:table-cell>
          <table:table-cell table:number-columns-repeated="5"/>
          <table:table-cell office:value-type="string">
            <text:p>LAI</text:p>
          </table:table-cell>
          <table:table-cell table:formula="of:=[.J12]-(1.5*[.J14])" office:value-type="float" office:value="30568.125">
            <text:p>30568,13</text:p>
          </table:table-cell>
        </table:table-row>
        <table:table-row table:style-name="ro1">
          <table:table-cell/>
          <table:table-cell office:value-type="string">
            <text:p>1997M10</text:p>
          </table:table-cell>
          <table:table-cell office:value-type="float" office:value="55641">
            <text:p>55641</text:p>
          </table:table-cell>
          <table:table-cell table:number-columns-repeated="5"/>
          <table:table-cell office:value-type="string">
            <text:p>LES</text:p>
          </table:table-cell>
          <table:table-cell table:formula="of:=[.J13]+(3*[.J14])" office:value-type="float" office:value="162751">
            <text:p>162751</text:p>
          </table:table-cell>
        </table:table-row>
        <table:table-row table:style-name="ro1">
          <table:table-cell/>
          <table:table-cell office:value-type="string">
            <text:p>1997M11</text:p>
          </table:table-cell>
          <table:table-cell office:value-type="float" office:value="58235">
            <text:p>58235</text:p>
          </table:table-cell>
          <table:table-cell table:number-columns-repeated="5"/>
          <table:table-cell office:value-type="string">
            <text:p>LEI</text:p>
          </table:table-cell>
          <table:table-cell table:formula="of:=[.J12]-(3*[.J14])" office:value-type="float" office:value="-5481.75">
            <text:p>-5481,75</text:p>
          </table:table-cell>
        </table:table-row>
        <table:table-row table:style-name="ro1">
          <table:table-cell/>
          <table:table-cell office:value-type="string">
            <text:p>1997M12</text:p>
          </table:table-cell>
          <table:table-cell office:value-type="float" office:value="52965">
            <text:p>529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8M01</text:p>
          </table:table-cell>
          <table:table-cell office:value-type="float" office:value="55643">
            <text:p>55643</text:p>
          </table:table-cell>
          <table:table-cell table:number-columns-repeated="5"/>
          <table:table-cell office:value-type="string">
            <text:p>Valor atípic</text:p>
          </table:table-cell>
          <table:table-cell table:formula="of:=[.C61]" office:value-type="float" office:value="135058">
            <text:p>135058</text:p>
          </table:table-cell>
        </table:table-row>
        <table:table-row table:style-name="ro1">
          <table:table-cell/>
          <table:table-cell office:value-type="string">
            <text:p>1998M02</text:p>
          </table:table-cell>
          <table:table-cell office:value-type="float" office:value="62665">
            <text:p>62665</text:p>
          </table:table-cell>
          <table:table-cell table:number-columns-repeated="5"/>
          <table:table-cell office:value-type="string">
            <text:p>Valor extrem</text:p>
          </table:table-cell>
          <table:table-cell table:style-name="ce6" office:value-type="string">
            <text:p>No</text:p>
          </table:table-cell>
        </table:table-row>
        <table:table-row table:style-name="ro2">
          <table:table-cell/>
          <table:table-cell office:value-type="string">
            <text:p>1998M03</text:p>
          </table:table-cell>
          <table:table-cell office:value-type="float" office:value="71745">
            <text:p>71745</text:p>
          </table:table-cell>
          <table:table-cell table:number-columns-repeated="5"/>
          <table:table-cell office:value-type="string">
            <text:p>Valor max típic</text:p>
          </table:table-cell>
          <table:table-cell table:formula="of:=[.C58]" office:value-type="float" office:value="108580">
            <text:p>108580</text:p>
          </table:table-cell>
        </table:table-row>
        <table:table-row table:style-name="ro2">
          <table:table-cell/>
          <table:table-cell office:value-type="string">
            <text:p>1998M04</text:p>
          </table:table-cell>
          <table:table-cell office:value-type="float" office:value="69305">
            <text:p>69305</text:p>
          </table:table-cell>
          <table:table-cell table:number-columns-repeated="5"/>
          <table:table-cell office:value-type="string">
            <text:p>Valor min típic</text:p>
          </table:table-cell>
          <table:table-cell table:formula="of:=[.C15]" office:value-type="float" office:value="38378">
            <text:p>38378</text:p>
          </table:table-cell>
        </table:table-row>
        <table:table-row table:style-name="ro1">
          <table:table-cell/>
          <table:table-cell office:value-type="string">
            <text:p>1998M05</text:p>
          </table:table-cell>
          <table:table-cell office:value-type="float" office:value="62459">
            <text:p>624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8M06</text:p>
          </table:table-cell>
          <table:table-cell office:value-type="float" office:value="66321">
            <text:p>663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8M07</text:p>
          </table:table-cell>
          <table:table-cell office:value-type="float" office:value="66717">
            <text:p>667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8M08</text:p>
          </table:table-cell>
          <table:table-cell office:value-type="float" office:value="41751">
            <text:p>417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8M09</text:p>
          </table:table-cell>
          <table:table-cell office:value-type="float" office:value="67077">
            <text:p>670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8M10</text:p>
          </table:table-cell>
          <table:table-cell office:value-type="float" office:value="62138">
            <text:p>621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8M11</text:p>
          </table:table-cell>
          <table:table-cell office:value-type="float" office:value="67014">
            <text:p>670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8M12</text:p>
          </table:table-cell>
          <table:table-cell office:value-type="float" office:value="61464">
            <text:p>614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1</text:p>
          </table:table-cell>
          <table:table-cell office:value-type="float" office:value="62786">
            <text:p>627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2</text:p>
          </table:table-cell>
          <table:table-cell office:value-type="float" office:value="81451">
            <text:p>814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3</text:p>
          </table:table-cell>
          <table:table-cell office:value-type="float" office:value="98972">
            <text:p>989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4</text:p>
          </table:table-cell>
          <table:table-cell office:value-type="float" office:value="81933">
            <text:p>819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5</text:p>
          </table:table-cell>
          <table:table-cell office:value-type="float" office:value="86640">
            <text:p>8664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6</text:p>
          </table:table-cell>
          <table:table-cell office:value-type="float" office:value="84824">
            <text:p>848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7</text:p>
          </table:table-cell>
          <table:table-cell office:value-type="float" office:value="74969">
            <text:p>749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8</text:p>
          </table:table-cell>
          <table:table-cell office:value-type="float" office:value="59477">
            <text:p>594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09</text:p>
          </table:table-cell>
          <table:table-cell office:value-type="float" office:value="72970">
            <text:p>7297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10</text:p>
          </table:table-cell>
          <table:table-cell office:value-type="float" office:value="76013">
            <text:p>760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11</text:p>
          </table:table-cell>
          <table:table-cell office:value-type="float" office:value="77870">
            <text:p>7787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99M12</text:p>
          </table:table-cell>
          <table:table-cell office:value-type="float" office:value="69766">
            <text:p>697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1</text:p>
          </table:table-cell>
          <table:table-cell office:value-type="float" office:value="69959">
            <text:p>699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2</text:p>
          </table:table-cell>
          <table:table-cell office:value-type="float" office:value="86057">
            <text:p>860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3</text:p>
          </table:table-cell>
          <table:table-cell office:value-type="float" office:value="97542">
            <text:p>975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4</text:p>
          </table:table-cell>
          <table:table-cell office:value-type="float" office:value="82133">
            <text:p>821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5</text:p>
          </table:table-cell>
          <table:table-cell office:value-type="float" office:value="90944">
            <text:p>909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6</text:p>
          </table:table-cell>
          <table:table-cell office:value-type="float" office:value="83421">
            <text:p>834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7</text:p>
          </table:table-cell>
          <table:table-cell office:value-type="float" office:value="75829">
            <text:p>758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8</text:p>
          </table:table-cell>
          <table:table-cell office:value-type="float" office:value="64858">
            <text:p>648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09</text:p>
          </table:table-cell>
          <table:table-cell office:value-type="float" office:value="88092">
            <text:p>880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10</text:p>
          </table:table-cell>
          <table:table-cell office:value-type="float" office:value="96554">
            <text:p>965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11</text:p>
          </table:table-cell>
          <table:table-cell office:value-type="float" office:value="88534">
            <text:p>885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0M12</text:p>
          </table:table-cell>
          <table:table-cell office:value-type="float" office:value="96355">
            <text:p>963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1</text:p>
          </table:table-cell>
          <table:table-cell office:value-type="float" office:value="79853">
            <text:p>798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2</text:p>
          </table:table-cell>
          <table:table-cell office:value-type="float" office:value="90567">
            <text:p>905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3</text:p>
          </table:table-cell>
          <table:table-cell office:value-type="float" office:value="108580">
            <text:p>10858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4</text:p>
          </table:table-cell>
          <table:table-cell office:value-type="float" office:value="84912">
            <text:p>849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5</text:p>
          </table:table-cell>
          <table:table-cell office:value-type="float" office:value="91212">
            <text:p>912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6</text:p>
          </table:table-cell>
          <table:table-cell office:value-type="float" office:value="135058">
            <text:p>1350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7</text:p>
          </table:table-cell>
          <table:table-cell office:value-type="float" office:value="90904">
            <text:p>909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8</text:p>
          </table:table-cell>
          <table:table-cell office:value-type="float" office:value="67963">
            <text:p>679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09</text:p>
          </table:table-cell>
          <table:table-cell office:value-type="float" office:value="88903">
            <text:p>889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10</text:p>
          </table:table-cell>
          <table:table-cell office:value-type="float" office:value="101623">
            <text:p>1016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11</text:p>
          </table:table-cell>
          <table:table-cell office:value-type="float" office:value="80226">
            <text:p>802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1M12</text:p>
          </table:table-cell>
          <table:table-cell office:value-type="float" office:value="65215">
            <text:p>652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1</text:p>
          </table:table-cell>
          <table:table-cell office:value-type="float" office:value="89520">
            <text:p>8952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2</text:p>
          </table:table-cell>
          <table:table-cell office:value-type="float" office:value="91303">
            <text:p>913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3</text:p>
          </table:table-cell>
          <table:table-cell office:value-type="float" office:value="80278">
            <text:p>802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4</text:p>
          </table:table-cell>
          <table:table-cell office:value-type="float" office:value="104951">
            <text:p>1049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5</text:p>
          </table:table-cell>
          <table:table-cell office:value-type="float" office:value="108129">
            <text:p>1081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6</text:p>
          </table:table-cell>
          <table:table-cell office:value-type="float" office:value="74323">
            <text:p>743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7</text:p>
          </table:table-cell>
          <table:table-cell office:value-type="float" office:value="80482">
            <text:p>804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8</text:p>
          </table:table-cell>
          <table:table-cell office:value-type="float" office:value="54016">
            <text:p>540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09</text:p>
          </table:table-cell>
          <table:table-cell office:value-type="float" office:value="72901">
            <text:p>729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10</text:p>
          </table:table-cell>
          <table:table-cell office:value-type="float" office:value="84116">
            <text:p>841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11</text:p>
          </table:table-cell>
          <table:table-cell office:value-type="float" office:value="84463">
            <text:p>844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2M12</text:p>
          </table:table-cell>
          <table:table-cell office:value-type="float" office:value="68087">
            <text:p>680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1</text:p>
          </table:table-cell>
          <table:table-cell office:value-type="float" office:value="85181">
            <text:p>851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2</text:p>
          </table:table-cell>
          <table:table-cell office:value-type="float" office:value="89150">
            <text:p>8915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3</text:p>
          </table:table-cell>
          <table:table-cell office:value-type="float" office:value="105152">
            <text:p>1051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4</text:p>
          </table:table-cell>
          <table:table-cell office:value-type="float" office:value="82181">
            <text:p>821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5</text:p>
          </table:table-cell>
          <table:table-cell office:value-type="float" office:value="95925">
            <text:p>959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6</text:p>
          </table:table-cell>
          <table:table-cell office:value-type="float" office:value="85089">
            <text:p>850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7</text:p>
          </table:table-cell>
          <table:table-cell office:value-type="float" office:value="93643">
            <text:p>936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8</text:p>
          </table:table-cell>
          <table:table-cell office:value-type="float" office:value="54790">
            <text:p>5479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09</text:p>
          </table:table-cell>
          <table:table-cell office:value-type="float" office:value="76095">
            <text:p>760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10</text:p>
          </table:table-cell>
          <table:table-cell office:value-type="float" office:value="83051">
            <text:p>830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11</text:p>
          </table:table-cell>
          <table:table-cell office:value-type="float" office:value="78578">
            <text:p>785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3M12</text:p>
          </table:table-cell>
          <table:table-cell office:value-type="float" office:value="64818">
            <text:p>648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1</text:p>
          </table:table-cell>
          <table:table-cell office:value-type="float" office:value="88826">
            <text:p>888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2</text:p>
          </table:table-cell>
          <table:table-cell office:value-type="float" office:value="67185">
            <text:p>671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3</text:p>
          </table:table-cell>
          <table:table-cell office:value-type="float" office:value="95130">
            <text:p>9513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4</text:p>
          </table:table-cell>
          <table:table-cell office:value-type="float" office:value="92294">
            <text:p>922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5</text:p>
          </table:table-cell>
          <table:table-cell office:value-type="float" office:value="79798">
            <text:p>797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6</text:p>
          </table:table-cell>
          <table:table-cell office:value-type="float" office:value="85509">
            <text:p>855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7</text:p>
          </table:table-cell>
          <table:table-cell office:value-type="float" office:value="77687">
            <text:p>776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8</text:p>
          </table:table-cell>
          <table:table-cell office:value-type="float" office:value="52510">
            <text:p>525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09</text:p>
          </table:table-cell>
          <table:table-cell office:value-type="float" office:value="88349">
            <text:p>883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10</text:p>
          </table:table-cell>
          <table:table-cell office:value-type="float" office:value="72135">
            <text:p>721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11</text:p>
          </table:table-cell>
          <table:table-cell office:value-type="float" office:value="81039">
            <text:p>810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4M12</text:p>
          </table:table-cell>
          <table:table-cell office:value-type="float" office:value="69633">
            <text:p>696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1</text:p>
          </table:table-cell>
          <table:table-cell office:value-type="float" office:value="72329">
            <text:p>723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2</text:p>
          </table:table-cell>
          <table:table-cell office:value-type="float" office:value="79967">
            <text:p>799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3</text:p>
          </table:table-cell>
          <table:table-cell office:value-type="float" office:value="96011">
            <text:p>960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4</text:p>
          </table:table-cell>
          <table:table-cell office:value-type="float" office:value="101704">
            <text:p>1017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5</text:p>
          </table:table-cell>
          <table:table-cell office:value-type="float" office:value="105949">
            <text:p>1059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6</text:p>
          </table:table-cell>
          <table:table-cell office:value-type="float" office:value="102337">
            <text:p>1023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7</text:p>
          </table:table-cell>
          <table:table-cell office:value-type="float" office:value="94383">
            <text:p>943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8</text:p>
          </table:table-cell>
          <table:table-cell office:value-type="float" office:value="75756">
            <text:p>757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09</text:p>
          </table:table-cell>
          <table:table-cell office:value-type="float" office:value="93101">
            <text:p>931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10</text:p>
          </table:table-cell>
          <table:table-cell office:value-type="float" office:value="94806">
            <text:p>948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11</text:p>
          </table:table-cell>
          <table:table-cell office:value-type="float" office:value="97910">
            <text:p>979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005M12</text:p>
          </table:table-cell>
          <table:table-cell office:value-type="float" office:value="92615">
            <text:p>926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8:.C115])" office:value-type="float" office:value="8493672">
            <text:p>849367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5" office:value-type="string">
            <text:p>Interval consum de ciment</text:p>
          </table:table-cell>
          <table:table-cell table:style-name="ce5" office:value-type="string">
            <text:p>Marca de clase</text:p>
          </table:table-cell>
          <table:table-cell table:style-name="ce5" office:value-type="string">
            <text:p>Frequència absoluta</text:p>
          </table:table-cell>
          <table:table-cell table:style-name="ce5" office:value-type="string">
            <text:p>Frequència relativa</text:p>
          </table:table-cell>
          <table:table-cell table:style-name="ce4" office:value-type="string">
            <text:p>Percentatge</text:p>
          </table:table-cell>
          <table:table-cell table:style-name="ce5" office:value-type="string">
            <text:p>Frequència absoluta acumulada</text:p>
          </table:table-cell>
          <table:table-cell table:style-name="ce5" office:value-type="string">
            <text:p>Frequència relativa acumulada</text:p>
          </table:table-cell>
          <table:table-cell table:style-name="ce5" office:value-type="string">
            <text:p>Percentatge acumulat</text:p>
          </table:table-cell>
          <table:table-cell table:style-name="ce4" office:value-type="string">
            <text:p>Xi^2</text:p>
          </table:table-cell>
        </table:table-row>
        <table:table-row table:style-name="ro1">
          <table:table-cell/>
          <table:table-cell office:value-type="string">
            <text:p>[38378, 48046)</text:p>
          </table:table-cell>
          <table:table-cell table:formula="of:=(38378+48046)/2" office:value-type="float" office:value="43212">
            <text:p>43212</text:p>
          </table:table-cell>
          <table:table-cell office:value-type="float" office:value="2">
            <text:p>2</text:p>
          </table:table-cell>
          <table:table-cell table:formula="of:=[.D121]/[.$D$131]" office:value-type="float" office:value="0.0185185185185185">
            <text:p>0,02</text:p>
          </table:table-cell>
          <table:table-cell table:formula="of:=[.E121]*100" office:value-type="float" office:value="1.85185185185185">
            <text:p>1,85</text:p>
          </table:table-cell>
          <table:table-cell table:formula="of:=[.D121]" office:value-type="float" office:value="2">
            <text:p>2</text:p>
          </table:table-cell>
          <table:table-cell table:formula="of:=[.E121]" office:value-type="float" office:value="0.0185185185185185">
            <text:p>0,02</text:p>
          </table:table-cell>
          <table:table-cell table:formula="of:=[.H121]*100" office:value-type="float" office:value="1.85185185185185">
            <text:p>1,85</text:p>
          </table:table-cell>
          <table:table-cell table:formula="of:=[.C121]^2" office:value-type="float" office:value="1867276944">
            <text:p>1867276944</text:p>
          </table:table-cell>
        </table:table-row>
        <table:table-row table:style-name="ro1">
          <table:table-cell/>
          <table:table-cell office:value-type="string">
            <text:p>[48046, 57714)</text:p>
          </table:table-cell>
          <table:table-cell table:formula="of:=(48046+57714)/2" office:value-type="float" office:value="52880">
            <text:p>52880</text:p>
          </table:table-cell>
          <table:table-cell office:value-type="float" office:value="10">
            <text:p>10</text:p>
          </table:table-cell>
          <table:table-cell table:formula="of:=[.D122]/[.$D$131]" office:value-type="float" office:value="0.0925925925925926">
            <text:p>0,09</text:p>
          </table:table-cell>
          <table:table-cell table:formula="of:=[.E122]*100" office:value-type="float" office:value="9.25925925925926">
            <text:p>9,26</text:p>
          </table:table-cell>
          <table:table-cell table:formula="of:=[.G121]+[.D122]" office:value-type="float" office:value="12">
            <text:p>12</text:p>
          </table:table-cell>
          <table:table-cell table:formula="of:=[.G122]/[.$D$131]" office:value-type="float" office:value="0.111111111111111">
            <text:p>0,11</text:p>
          </table:table-cell>
          <table:table-cell table:formula="of:=[.H122]*100" office:value-type="float" office:value="11.1111111111111">
            <text:p>11,11</text:p>
          </table:table-cell>
          <table:table-cell table:formula="of:=[.C122]^2" office:value-type="float" office:value="2796294400">
            <text:p>2796294400</text:p>
          </table:table-cell>
        </table:table-row>
        <table:table-row table:style-name="ro1">
          <table:table-cell/>
          <table:table-cell office:value-type="string">
            <text:p>[57714, 67382)</text:p>
          </table:table-cell>
          <table:table-cell table:formula="of:=(57714+67382)/2" office:value-type="float" office:value="62548">
            <text:p>62548</text:p>
          </table:table-cell>
          <table:table-cell office:value-type="float" office:value="19">
            <text:p>19</text:p>
          </table:table-cell>
          <table:table-cell table:formula="of:=[.D123]/[.$D$131]" office:value-type="float" office:value="0.175925925925926">
            <text:p>0,18</text:p>
          </table:table-cell>
          <table:table-cell table:formula="of:=[.E123]*100" office:value-type="float" office:value="17.5925925925926">
            <text:p>17,59</text:p>
          </table:table-cell>
          <table:table-cell table:formula="of:=[.G122]+[.D123]" office:value-type="float" office:value="31">
            <text:p>31</text:p>
          </table:table-cell>
          <table:table-cell table:formula="of:=[.G123]/[.$D$131]" office:value-type="float" office:value="0.287037037037037">
            <text:p>0,29</text:p>
          </table:table-cell>
          <table:table-cell table:formula="of:=[.H123]*100" office:value-type="float" office:value="28.7037037037037">
            <text:p>28,7</text:p>
          </table:table-cell>
          <table:table-cell table:formula="of:=[.C123]^2" office:value-type="float" office:value="3912252304">
            <text:p>3912252304</text:p>
          </table:table-cell>
        </table:table-row>
        <table:table-row table:style-name="ro1">
          <table:table-cell/>
          <table:table-cell office:value-type="string">
            <text:p>[67382, 77050)</text:p>
          </table:table-cell>
          <table:table-cell table:formula="of:=(67382+77050)/2" office:value-type="float" office:value="72216">
            <text:p>72216</text:p>
          </table:table-cell>
          <table:table-cell office:value-type="float" office:value="17">
            <text:p>17</text:p>
          </table:table-cell>
          <table:table-cell table:formula="of:=[.D124]/[.$D$131]" office:value-type="float" office:value="0.157407407407407">
            <text:p>0,16</text:p>
          </table:table-cell>
          <table:table-cell table:formula="of:=[.E124]*100" office:value-type="float" office:value="15.7407407407407">
            <text:p>15,74</text:p>
          </table:table-cell>
          <table:table-cell table:formula="of:=[.G123]+[.D124]" office:value-type="float" office:value="48">
            <text:p>48</text:p>
          </table:table-cell>
          <table:table-cell table:formula="of:=[.G124]/[.$D$131]" office:value-type="float" office:value="0.444444444444444">
            <text:p>0,44</text:p>
          </table:table-cell>
          <table:table-cell table:formula="of:=[.H124]*100" office:value-type="float" office:value="44.4444444444444">
            <text:p>44,44</text:p>
          </table:table-cell>
          <table:table-cell table:formula="of:=[.C124]^2" office:value-type="float" office:value="5215150656">
            <text:p>5215150656</text:p>
          </table:table-cell>
        </table:table-row>
        <table:table-row table:style-name="ro1">
          <table:table-cell/>
          <table:table-cell office:value-type="string">
            <text:p>[77050, 86718)</text:p>
          </table:table-cell>
          <table:table-cell table:formula="of:=(77050+86718)/2" office:value-type="float" office:value="81884">
            <text:p>81884</text:p>
          </table:table-cell>
          <table:table-cell office:value-type="float" office:value="25">
            <text:p>25</text:p>
          </table:table-cell>
          <table:table-cell table:formula="of:=[.D125]/[.$D$131]" office:value-type="float" office:value="0.231481481481481">
            <text:p>0,23</text:p>
          </table:table-cell>
          <table:table-cell table:formula="of:=[.E125]*100" office:value-type="float" office:value="23.1481481481481">
            <text:p>23,15</text:p>
          </table:table-cell>
          <table:table-cell table:formula="of:=[.G124]+[.D125]" office:value-type="float" office:value="73">
            <text:p>73</text:p>
          </table:table-cell>
          <table:table-cell table:formula="of:=[.G125]/[.$D$131]" office:value-type="float" office:value="0.675925925925926">
            <text:p>0,68</text:p>
          </table:table-cell>
          <table:table-cell table:formula="of:=[.H125]*100" office:value-type="float" office:value="67.5925925925926">
            <text:p>67,59</text:p>
          </table:table-cell>
          <table:table-cell table:formula="of:=[.C125]^2" office:value-type="float" office:value="6704989456">
            <text:p>6704989456</text:p>
          </table:table-cell>
        </table:table-row>
        <table:table-row table:style-name="ro1">
          <table:table-cell/>
          <table:table-cell office:value-type="string">
            <text:p>[86718, 96386)</text:p>
          </table:table-cell>
          <table:table-cell table:formula="of:=(86718+96386)/2" office:value-type="float" office:value="91552">
            <text:p>91552</text:p>
          </table:table-cell>
          <table:table-cell office:value-type="float" office:value="22">
            <text:p>22</text:p>
          </table:table-cell>
          <table:table-cell table:formula="of:=[.D126]/[.$D$131]" office:value-type="float" office:value="0.203703703703704">
            <text:p>0,2</text:p>
          </table:table-cell>
          <table:table-cell table:formula="of:=[.E126]*100" office:value-type="float" office:value="20.3703703703704">
            <text:p>20,37</text:p>
          </table:table-cell>
          <table:table-cell table:formula="of:=[.G125]+[.D126]" office:value-type="float" office:value="95">
            <text:p>95</text:p>
          </table:table-cell>
          <table:table-cell table:formula="of:=[.G126]/[.$D$131]" office:value-type="float" office:value="0.87962962962963">
            <text:p>0,88</text:p>
          </table:table-cell>
          <table:table-cell table:formula="of:=[.H126]*100" office:value-type="float" office:value="87.962962962963">
            <text:p>87,96</text:p>
          </table:table-cell>
          <table:table-cell table:formula="of:=[.C126]^2" office:value-type="float" office:value="8381768704">
            <text:p>8381768704</text:p>
          </table:table-cell>
        </table:table-row>
        <table:table-row table:style-name="ro1">
          <table:table-cell/>
          <table:table-cell office:value-type="string">
            <text:p>[96386, 106054)</text:p>
          </table:table-cell>
          <table:table-cell table:formula="of:=(96386+106054)/2" office:value-type="float" office:value="101220">
            <text:p>101220</text:p>
          </table:table-cell>
          <table:table-cell office:value-type="float" office:value="10">
            <text:p>10</text:p>
          </table:table-cell>
          <table:table-cell table:formula="of:=[.D127]/[.$D$131]" office:value-type="float" office:value="0.0925925925925926">
            <text:p>0,09</text:p>
          </table:table-cell>
          <table:table-cell table:formula="of:=[.E127]*100" office:value-type="float" office:value="9.25925925925926">
            <text:p>9,26</text:p>
          </table:table-cell>
          <table:table-cell table:formula="of:=[.G126]+[.D127]" office:value-type="float" office:value="105">
            <text:p>105</text:p>
          </table:table-cell>
          <table:table-cell table:formula="of:=[.G127]/[.$D$131]" office:value-type="float" office:value="0.972222222222222">
            <text:p>0,97</text:p>
          </table:table-cell>
          <table:table-cell table:formula="of:=[.H127]*100" office:value-type="float" office:value="97.2222222222222">
            <text:p>97,22</text:p>
          </table:table-cell>
          <table:table-cell table:formula="of:=[.C127]^2" office:value-type="float" office:value="10245488400">
            <text:p>10245488400</text:p>
          </table:table-cell>
        </table:table-row>
        <table:table-row table:style-name="ro1">
          <table:table-cell/>
          <table:table-cell office:value-type="string">
            <text:p>[106054, 115722)</text:p>
          </table:table-cell>
          <table:table-cell table:formula="of:=(106054+115722)/2" office:value-type="float" office:value="110888">
            <text:p>110888</text:p>
          </table:table-cell>
          <table:table-cell office:value-type="float" office:value="2">
            <text:p>2</text:p>
          </table:table-cell>
          <table:table-cell table:formula="of:=[.D128]/[.$D$131]" office:value-type="float" office:value="0.0185185185185185">
            <text:p>0,02</text:p>
          </table:table-cell>
          <table:table-cell table:formula="of:=[.E128]*100" office:value-type="float" office:value="1.85185185185185">
            <text:p>1,85</text:p>
          </table:table-cell>
          <table:table-cell table:formula="of:=[.G127]+[.D128]" office:value-type="float" office:value="107">
            <text:p>107</text:p>
          </table:table-cell>
          <table:table-cell table:formula="of:=[.G128]/[.$D$131]" office:value-type="float" office:value="0.990740740740741">
            <text:p>0,99</text:p>
          </table:table-cell>
          <table:table-cell table:formula="of:=[.H128]*100" office:value-type="float" office:value="99.0740740740741">
            <text:p>99,07</text:p>
          </table:table-cell>
          <table:table-cell table:formula="of:=[.C128]^2" office:value-type="float" office:value="12296148544">
            <text:p>12296148544</text:p>
          </table:table-cell>
        </table:table-row>
        <table:table-row table:style-name="ro1">
          <table:table-cell/>
          <table:table-cell office:value-type="string">
            <text:p>[115722, 125390)</text:p>
          </table:table-cell>
          <table:table-cell table:formula="of:=(115722+125390)/2" office:value-type="float" office:value="120556">
            <text:p>120556</text:p>
          </table:table-cell>
          <table:table-cell office:value-type="float" office:value="0">
            <text:p>0</text:p>
          </table:table-cell>
          <table:table-cell table:formula="of:=[.D129]/[.$D$131]" office:value-type="float" office:value="0">
            <text:p>0</text:p>
          </table:table-cell>
          <table:table-cell table:formula="of:=[.E129]*100" office:value-type="float" office:value="0">
            <text:p>0</text:p>
          </table:table-cell>
          <table:table-cell table:formula="of:=[.G128]+[.D129]" office:value-type="float" office:value="107">
            <text:p>107</text:p>
          </table:table-cell>
          <table:table-cell table:formula="of:=[.G129]/[.$D$131]" office:value-type="float" office:value="0.990740740740741">
            <text:p>0,99</text:p>
          </table:table-cell>
          <table:table-cell table:formula="of:=[.H129]*100" office:value-type="float" office:value="99.0740740740741">
            <text:p>99,07</text:p>
          </table:table-cell>
          <table:table-cell table:formula="of:=[.C129]^2" office:value-type="float" office:value="14533749136">
            <text:p>14533749136</text:p>
          </table:table-cell>
        </table:table-row>
        <table:table-row table:style-name="ro1">
          <table:table-cell/>
          <table:table-cell office:value-type="string">
            <text:p>[125390, 135058]</text:p>
          </table:table-cell>
          <table:table-cell table:formula="of:=(125390+135058)/2" office:value-type="float" office:value="130224">
            <text:p>130224</text:p>
          </table:table-cell>
          <table:table-cell office:value-type="float" office:value="1">
            <text:p>1</text:p>
          </table:table-cell>
          <table:table-cell table:formula="of:=[.D130]/[.$D$131]" office:value-type="float" office:value="0.00925925925925926">
            <text:p>0,01</text:p>
          </table:table-cell>
          <table:table-cell table:formula="of:=[.E130]*100" office:value-type="float" office:value="0.925925925925926">
            <text:p>0,93</text:p>
          </table:table-cell>
          <table:table-cell table:formula="of:=[.G129]+[.D130]" office:value-type="float" office:value="108">
            <text:p>108</text:p>
          </table:table-cell>
          <table:table-cell table:formula="of:=[.G130]/[.$D$131]" office:value-type="float" office:value="1">
            <text:p>1</text:p>
          </table:table-cell>
          <table:table-cell table:formula="of:=[.H130]*100" office:value-type="float" office:value="100">
            <text:p>100</text:p>
          </table:table-cell>
          <table:table-cell table:formula="of:=[.C130]^2" office:value-type="float" office:value="16958290176">
            <text:p>16958290176</text:p>
          </table:table-cell>
        </table:table-row>
        <table:table-row table:style-name="ro1">
          <table:table-cell table:number-columns-repeated="2"/>
          <table:table-cell table:style-name="ce6" office:value-type="string">
            <text:p>N:</text:p>
          </table:table-cell>
          <table:table-cell table:formula="of:=SUM([.D121:.D130])" office:value-type="float" office:value="108">
            <text:p>108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1)</text:p>
          </table:table-cell>
          <table:table-cell office:value-type="string">
            <text:p>Diagrama de barres de la frequència absolut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frame table:end-cell-address="Hoja1.N155" table:end-x="2.03cm" table:end-y="0.321cm" draw:z-index="0" draw:style-name="gr1" svg:width="31.351cm" svg:height="8.688cm" svg:x="0.413cm" svg:y="0.214cm">
              <draw:object draw:notify-on-update-of-ranges="Hoja1.B121:Hoja1.B130 Hoja1.D121:Hoja1.D1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iagrama de pastís del percentatge acumul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frame table:end-cell-address="Hoja1.J182" table:end-x="2.083cm" table:end-y="0.189cm" draw:z-index="1" draw:style-name="gr1" svg:width="18.768cm" svg:height="9.911cm" svg:x="0.471cm" svg:y="0.214cm">
              <draw:object draw:notify-on-update-of-ranges="Hoja1.B121:Hoja1.B130 Hoja1.I121:Hoja1.I1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6">
          <table:table-cell table:number-columns-repeated="10"/>
        </table:table-row>
        <table:table-row table:style-name="ro1">
          <table:table-cell/>
          <table:table-cell office:value-type="string">
            <text:p>2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oda</text:p>
          </table:table-cell>
          <table:table-cell table:formula="of:=(77050+86718)/2" office:value-type="float" office:value="81884">
            <text:p>818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tjana</text:p>
          </table:table-cell>
          <table:table-cell table:formula="of:=(SUMPRODUCT([.C121:.C130];[.D121:.D130]))/SUM([.D121:.D130])" office:value-type="float" office:value="78303.2592592593">
            <text:p>78303,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ediana</text:p>
          </table:table-cell>
          <table:table-cell table:formula="of:=77050+((0.5*108-48)/25)*(86718-77050)" office:value-type="float" office:value="79370.32">
            <text:p>79370,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1r Quartil</text:p>
          </table:table-cell>
          <table:table-cell table:formula="of:=57714+((0.25*108-12)/19)*(67382-57714)" office:value-type="float" office:value="65346.6315789474">
            <text:p>65346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3r Quartil</text:p>
          </table:table-cell>
          <table:table-cell table:formula="of:=86718+((0.75*108-73)/22)*(96386-86718)" office:value-type="float" office:value="90233.6363636364">
            <text:p>90233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centil 90</text:p>
          </table:table-cell>
          <table:table-cell table:formula="of:=96386+((0.9*108-95)/10)*(106054-96386)" office:value-type="float" office:value="98512.96">
            <text:p>98512,9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Ratio de variació</text:p>
          </table:table-cell>
          <table:table-cell table:formula="of:=1-([.D125]/[.D131])" office:value-type="float" office:value="0.768518518518518">
            <text:p>0,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IC</text:p>
          </table:table-cell>
          <table:table-cell table:formula="of:=[.D193]-[.D192]" office:value-type="float" office:value="24887.004784689">
            <text:p>24887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4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ariància</text:p>
          </table:table-cell>
          <table:table-cell table:formula="of:=(SUMPRODUCT([.J121:.J130];[.D121:.D130])/SUM([.D121:.D130]))-[.D190]^2" office:value-type="float" office:value="264127107.599452">
            <text:p>264127107,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esviació típica</text:p>
          </table:table-cell>
          <table:table-cell table:formula="of:=SQRT([.D208])" office:value-type="float" office:value="16251.9878045565">
            <text:p>16251,99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30">30/04/2010</text:date>, <text:time>17:2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 Morro Cifre</meta:initial-creator>
    <meta:creation-date>2010-04-07T09:26:00.57</meta:creation-date>
    <dc:date>2010-04-30T17:24:52.46</dc:date>
    <dc:creator>Marc Morro Cifre</dc:creator>
    <meta:editing-duration>PT03H47M55S</meta:editing-duration>
    <meta:editing-cycles>6</meta:editing-cycles>
    <meta:generator>OpenOffice.org/3.1$Win32 OpenOffice.org_project/310m11$Build-9399</meta:generator>
    <meta:document-statistic meta:table-count="3" meta:cell-count="3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1.352cm" svg:height="8.689cm" chart:class="chart:bar" chart:style-name="ch1">
        <chart:title svg:x="12.62cm" svg:y="0.174cm" chart:style-name="ch2">
          <text:p>Consum de ciment (1997-2005)</text:p>
        </chart:title>
        <chart:plot-area chart:style-name="ch3" table:cell-range-address="Hoja1.B121:Hoja1.B130 Hoja1.D121:Hoja1.D130" chart:data-source-has-labels="column" svg:x="0.627cm" svg:y="0.85cm" svg:width="30.098cm" svg:height="7.666cm">
          <chart:axis chart:dimension="x" chart:name="primary-x" chart:style-name="ch4">
            <chart:categories table:cell-range-address="Hoja1.B121:Hoja1.B1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121:Hoja1.D13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 text:id="Hoja1.B121:Hoja1.B130">[38378, 48046)</text:p>
              </table:table-cell>
              <table:table-cell office:value-type="float" office:value="2">
                <text:p text:id="Hoja1.D121:Hoja1.D130">2</text:p>
              </table:table-cell>
            </table:table-row>
            <table:table-row>
              <table:table-cell office:value-type="string">
                <text:p>[48046, 57714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7714, 67382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67382, 77050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77050, 86718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86718, 96386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96386, 106054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06054, 115722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15722, 12539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5390, 135058]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connect-bars="false" chart:auto-position="true" chart:auto-size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8.769cm" svg:height="9.912cm" chart:class="chart:circle" chart:style-name="ch1">
        <chart:title svg:x="6.328cm" svg:y="0.199cm" chart:style-name="ch2">
          <text:p>Consum de ciment (1997-2005)</text:p>
        </chart:title>
        <chart:legend chart:legend-position="end" svg:x="14.936cm" svg:y="2.369cm" chart:style-name="ch3"/>
        <chart:plot-area chart:style-name="ch4" table:cell-range-address="Hoja1.B121:Hoja1.B130 Hoja1.I121:Hoja1.I130" chart:data-source-has-labels="column" svg:x="0.375cm" svg:y="0.9cm" svg:width="14.187cm" svg:height="8.616cm">
          <chart:axis chart:dimension="x" chart:name="primary-x" chart:style-name="ch5">
            <chart:categories table:cell-range-address="Hoja1.B121:Hoja1.B1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I121:Hoja1.I13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 text:id="Hoja1.B121:Hoja1.B130">[38378, 48046)</text:p>
              </table:table-cell>
              <table:table-cell office:value-type="float" office:value="1.85185185185185">
                <text:p text:id="Hoja1.I121:Hoja1.I130">1.85185185185185</text:p>
              </table:table-cell>
            </table:table-row>
            <table:table-row>
              <table:table-cell office:value-type="string">
                <text:p>[48046, 57714)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[57714, 67382)</text:p>
              </table:table-cell>
              <table:table-cell office:value-type="float" office:value="28.7037037037037">
                <text:p>28.7037037037037</text:p>
              </table:table-cell>
            </table:table-row>
            <table:table-row>
              <table:table-cell office:value-type="string">
                <text:p>[67382, 77050)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[77050, 86718)</text:p>
              </table:table-cell>
              <table:table-cell office:value-type="float" office:value="67.5925925925926">
                <text:p>67.5925925925926</text:p>
              </table:table-cell>
            </table:table-row>
            <table:table-row>
              <table:table-cell office:value-type="string">
                <text:p>[86718, 96386)</text:p>
              </table:table-cell>
              <table:table-cell office:value-type="float" office:value="87.962962962963">
                <text:p>87.962962962963</text:p>
              </table:table-cell>
            </table:table-row>
            <table:table-row>
              <table:table-cell office:value-type="string">
                <text:p>[96386, 106054)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[106054, 115722)</text:p>
              </table:table-cell>
              <table:table-cell office:value-type="float" office:value="99.0740740740741">
                <text:p>99.0740740740741</text:p>
              </table:table-cell>
            </table:table-row>
            <table:table-row>
              <table:table-cell office:value-type="string">
                <text:p>[115722, 125390)</text:p>
              </table:table-cell>
              <table:table-cell office:value-type="float" office:value="99.0740740740741">
                <text:p>99.0740740740741</text:p>
              </table:table-cell>
            </table:table-row>
            <table:table-row>
              <table:table-cell office:value-type="string">
                <text:p>[125390, 135058]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